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544c" officeooo:paragraph-rsid="001e544c"/>
    </style:style>
    <style:style style:name="P2" style:family="paragraph" style:parent-style-name="Standard">
      <style:text-properties fo:font-weight="bold" officeooo:rsid="001e544c" officeooo:paragraph-rsid="001e544c" style:font-weight-asian="bold" style:font-weight-complex="bold"/>
    </style:style>
    <style:style style:name="P3" style:family="paragraph" style:parent-style-name="Standard">
      <style:text-properties fo:font-weight="bold" officeooo:rsid="00205b4d" officeooo:paragraph-rsid="00205b4d" style:font-weight-asian="bold" style:font-weight-complex="bold"/>
    </style:style>
    <style:style style:name="P4" style:family="paragraph" style:parent-style-name="Standard">
      <style:text-properties fo:font-weight="bold" officeooo:rsid="002188b0" officeooo:paragraph-rsid="002188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e544c" officeooo:paragraph-rsid="001e544c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205b4d" officeooo:paragraph-rsid="00205b4d" style:font-weight-asian="normal" style:font-weight-complex="normal"/>
    </style:style>
    <style:style style:name="P7" style:family="paragraph" style:parent-style-name="Standard">
      <style:text-properties fo:font-style="normal" fo:font-weight="normal" officeooo:rsid="0020c9a8" officeooo:paragraph-rsid="0020c9a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officeooo:rsid="002188b0" officeooo:paragraph-rsid="002188b0" style:font-weight-asian="normal" style:font-weight-complex="normal"/>
    </style:style>
    <style:style style:name="P9" style:family="paragraph" style:parent-style-name="Standard">
      <style:text-properties fo:font-weight="normal" officeooo:rsid="0022f571" officeooo:paragraph-rsid="0022f571" style:font-weight-asian="normal" style:font-weight-complex="normal"/>
    </style:style>
    <style:style style:name="P10" style:family="paragraph" style:parent-style-name="Standard">
      <style:text-properties fo:font-weight="bold" officeooo:rsid="0022f571" officeooo:paragraph-rsid="0022f57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88b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f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rite up</text:p>
      <text:p text:style-name="P1"/>
      <text:p text:style-name="P1"><text:span text:style-name="T1">Team Name: </text:span>SyntaxError</text:p>
      <text:p text:style-name="P1"><text:span text:style-name="T1">Team Members: </text:span>Andre Vourakis</text:p>
      <text:p text:style-name="P4">Date: <text:span text:style-name="T3">October 23, 2016</text:span></text:p>
      <text:p text:style-name="P1"/>
      <text:p text:style-name="P2">Overview</text:p>
      <text:p text:style-name="P6">This version of SyntaxErrorAI uses the minimax search algorithm along with a depth cut-off, <text:span text:style-name="T4">an </text:span>evaluation function, <text:span text:style-name="T4">and alpha-beta pruning</text:span>. It is capable of playing agains<text:span text:style-name="T2">t</text:span> a human or another AI in any size board and for any value of K.</text:p>
      <text:p text:style-name="P6"/>
      <text:p text:style-name="P3">Minimax</text:p>
      <text:p text:style-name="P6">This minimax search algorithm can generate different gamestates of the game and return the move with the “best” outcome. </text:p>
      <text:p text:style-name="P3"/>
      <text:p text:style-name="P3">Depth cut-off</text:p>
      <text:p text:style-name="P7">The depth cut-off is <text:span text:style-name="T2">a </text:span>variable that keeps track of the depth of the minimax search. <text:span text:style-name="T2">It can be adjusted to set any desired depth limit. </text:span></text:p>
      <text:p text:style-name="P3"/>
      <text:p text:style-name="P3">evaluation function</text:p>
      <text:p text:style-name="P8">The current evaluation function assigns scores based on how close the current player is to connecting K pieces together.</text:p>
      <text:p text:style-name="P8"/>
      <text:p text:style-name="P10">Alpha-beta pruning</text:p>
      <text:p text:style-name="P9">It avoids searching game states that won’t result in a good out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2:18:57.811458157</meta:creation-date>
    <dc:date>2016-10-29T10:17:45.393386740</dc:date>
    <meta:editing-duration>PT2H46M13S</meta:editing-duration>
    <meta:editing-cycles>5</meta:editing-cycles>
    <meta:generator>LibreOffice/5.1.5.2$Linux_X86_64 LibreOffice_project/10m0$Build-2</meta:generator>
    <meta:document-statistic meta:table-count="0" meta:image-count="0" meta:object-count="0" meta:page-count="1" meta:paragraph-count="14" meta:word-count="138" meta:character-count="826" meta:non-whitespace-character-count="700"/>
  </office:meta>
</office:document-meta>
</file>